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svg:stroke-color="#596b82" draw:marker-start-width="0.242cm" draw:marker-end-width="0.242cm" draw:fill="solid" draw:fill-color="#000000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028cm" svg:stroke-color="#b4c7dc" draw:marker-start-width="0.242cm" draw:marker-end-width="0.242cm" draw:fill="solid" draw:fill-color="#000000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b4c7dc" draw:textarea-horizontal-align="justify" draw:textarea-vertical-align="middle" draw:auto-grow-height="false" fo:min-height="0.034cm" fo:min-width="0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b4c7dc" draw:textarea-horizontal-align="justify" draw:textarea-vertical-align="middle" draw:auto-grow-height="false" fo:min-height="0.1cm" fo:min-width="0cm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28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top" fo:min-height="0.71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71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top" fo:min-height="0.48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top" fo:min-height="0.23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top" fo:min-height="0.244cm"/>
      <style:paragraph-properties style:writing-mode="lr-tb"/>
    </style:style>
    <style:style style:name="gr15" style:family="graphic" style:parent-style-name="standard">
      <style:graphic-properties svg:stroke-color="#596b82" draw:fill-color="#596b82" draw:textarea-horizontal-align="justify" draw:textarea-vertical-align="middle" draw:auto-grow-height="false" fo:min-height="0.128cm" fo:min-width="0cm"/>
    </style:style>
    <style:style style:name="gr16" style:family="graphic" style:parent-style-name="standard">
      <style:graphic-properties draw:stroke="none" svg:stroke-color="#000000" draw:fill="none" draw:fill-color="#ffffff" fo:min-height="0.324cm"/>
      <style:paragraph-properties style:writing-mode="lr-tb"/>
    </style:style>
    <style:style style:name="gr17" style:family="graphic" style:parent-style-name="standard">
      <style:graphic-properties svg:stroke-width="0.028cm" svg:stroke-color="#3465a4" draw:marker-start-width="0.242cm" draw:marker-end-width="0.242cm" draw:textarea-vertical-align="middle" fo:padding-top="0.139cm" fo:padding-bottom="0.139cm" fo:padding-left="0.264cm" fo:padding-right="0.264cm"/>
    </style:style>
    <style:style style:name="gr18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596b82" fo:font-size="6pt" fo:font-weight="bold" style:font-size-asian="6pt" style:font-weight-asian="bold" style:font-size-complex="6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color="#000000" style:font-name="Liberation Sans" fo:font-size="6pt" fo:font-weight="bold" style:font-size-asian="6pt" style:font-weight-asian="bold" style:font-size-complex="6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596b82" style:font-name="Liberation Sans" fo:font-size="6pt" fo:font-weight="bold" style:font-size-asian="6pt" style:font-weight-asian="bold" style:font-size-complex="6pt" style:font-weight-complex="bold"/>
    </style:style>
    <style:style style:name="P9" style:family="paragraph">
      <loext:graphic-properties draw:fill-color="#596b82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5983b0" fo:font-size="6pt" fo:font-weight="bold" style:font-size-asian="6pt" style:font-weight-asian="bold" style:font-size-complex="6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3465a4"/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596b82" fo:font-size="6pt" fo:font-weight="bold" style:font-size-asian="6pt" style:font-weight-asian="bold" style:font-size-complex="6pt" style:font-weight-complex="bold"/>
    </style:style>
    <style:style style:name="T3" style:family="text">
      <style:text-properties fo:color="#596b82" style:text-position="-33% 58%" fo:font-size="6pt" fo:font-weight="bold" style:font-size-asian="6pt" style:font-weight-asian="bold" style:font-size-complex="6pt" style:font-weight-complex="bold"/>
    </style:style>
    <style:style style:name="T4" style:family="text">
      <style:text-properties fo:color="#000000" style:font-name="Liberation Sans" fo:font-size="6pt" fo:font-weight="bold" style:font-size-asian="6pt" style:font-weight-asian="bold" style:font-size-complex="6pt" style:font-weight-complex="bold"/>
    </style:style>
    <style:style style:name="T5" style:family="text">
      <style:text-properties fo:color="#000000" style:text-position="-33% 58%" style:font-name="Liberation Sans" fo:font-size="6pt" fo:font-weight="bold" style:font-size-asian="6pt" style:font-weight-asian="bold" style:font-size-complex="6pt" style:font-weight-complex="bold"/>
    </style:style>
    <style:style style:name="T6" style:family="text">
      <style:text-properties fo:color="#000000" style:text-position="0% 100%" style:font-name="Liberation Sans" fo:font-size="6pt" fo:font-weight="bold" style:font-size-asian="6pt" style:font-weight-asian="bold" style:font-size-complex="6pt" style:font-weight-complex="bold"/>
    </style:style>
    <style:style style:name="T7" style:family="text">
      <style:text-properties fo:color="#596b82" style:text-position="0% 100%" style:font-name="Liberation Sans" fo:font-size="6pt" fo:font-weight="bold" style:font-size-asian="6pt" style:font-weight-asian="bold" style:font-size-complex="6pt" style:font-weight-complex="bold"/>
    </style:style>
    <style:style style:name="T8" style:family="text">
      <style:text-properties fo:color="#596b82" style:text-position="-33% 58%" style:font-name="Liberation Sans" fo:font-size="6pt" fo:font-weight="bold" style:font-size-asian="6pt" style:font-weight-asian="bold" style:font-size-complex="6pt" style:font-weight-complex="bold"/>
    </style:style>
    <style:style style:name="T9" style:family="text">
      <style:text-properties fo:color="#5983b0" style:text-position="0% 100%" fo:font-size="6pt" fo:font-weight="bold" style:font-size-asian="6pt" style:font-weight-asian="bold" style:font-size-complex="6pt" style:font-weight-complex="bold"/>
    </style:style>
    <style:style style:name="T10" style:family="text">
      <style:text-properties fo:color="#5983b0" style:text-position="-33% 58%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159cm" svg:y1="1.133cm" svg:x2="1.384cm" svg:y2="1.133cm">
          <text:p/>
        </draw:line>
        <draw:line draw:style-name="gr1" draw:text-style-name="P1" draw:layer="layout" svg:x1="1.384cm" svg:y1="1.133cm" svg:x2="1.459cm" svg:y2="0.933cm">
          <text:p/>
        </draw:line>
        <draw:line draw:style-name="gr1" draw:text-style-name="P1" draw:layer="layout" svg:x1="1.459cm" svg:y1="0.933cm" svg:x2="1.572cm" svg:y2="1.333cm">
          <text:p/>
        </draw:line>
        <draw:line draw:style-name="gr1" draw:text-style-name="P1" draw:layer="layout" svg:x1="1.572cm" svg:y1="1.333cm" svg:x2="1.722cm" svg:y2="0.933cm">
          <text:p/>
        </draw:line>
        <draw:line draw:style-name="gr1" draw:text-style-name="P1" draw:layer="layout" svg:x1="1.722cm" svg:y1="0.933cm" svg:x2="1.835cm" svg:y2="1.333cm">
          <text:p/>
        </draw:line>
        <draw:line draw:style-name="gr1" draw:text-style-name="P1" draw:layer="layout" svg:x1="1.984cm" svg:y1="0.933cm" svg:x2="2.097cm" svg:y2="1.333cm">
          <text:p/>
        </draw:line>
        <draw:line draw:style-name="gr1" draw:text-style-name="P1" draw:layer="layout" svg:x1="1.834cm" svg:y1="1.333cm" svg:x2="1.984cm" svg:y2="0.933cm">
          <text:p/>
        </draw:line>
        <draw:line draw:style-name="gr1" draw:text-style-name="P1" draw:layer="layout" svg:x1="2.097cm" svg:y1="1.333cm" svg:x2="2.247cm" svg:y2="0.933cm">
          <text:p/>
        </draw:line>
        <draw:line draw:style-name="gr1" draw:text-style-name="P1" draw:layer="layout" svg:x1="2.247cm" svg:y1="0.933cm" svg:x2="2.36cm" svg:y2="1.333cm">
          <text:p/>
        </draw:line>
        <draw:line draw:style-name="gr1" draw:text-style-name="P1" draw:layer="layout" svg:x1="2.362cm" svg:y1="1.333cm" svg:x2="2.437cm" svg:y2="1.133cm">
          <text:p/>
        </draw:line>
        <draw:line draw:style-name="gr2" draw:text-style-name="P1" draw:layer="layout" svg:x1="2.434cm" svg:y1="1.133cm" svg:x2="2.659cm" svg:y2="1.133cm">
          <text:p/>
        </draw:line>
        <draw:line draw:style-name="gr1" draw:text-style-name="P1" draw:layer="layout" svg:x1="3.359cm" svg:y1="1.133cm" svg:x2="3.584cm" svg:y2="1.133cm">
          <text:p/>
        </draw:line>
        <draw:line draw:style-name="gr1" draw:text-style-name="P1" draw:layer="layout" svg:x1="3.584cm" svg:y1="1.133cm" svg:x2="3.659cm" svg:y2="0.933cm">
          <text:p/>
        </draw:line>
        <draw:line draw:style-name="gr1" draw:text-style-name="P1" draw:layer="layout" svg:x1="3.659cm" svg:y1="0.933cm" svg:x2="3.772cm" svg:y2="1.333cm">
          <text:p/>
        </draw:line>
        <draw:line draw:style-name="gr1" draw:text-style-name="P1" draw:layer="layout" svg:x1="3.772cm" svg:y1="1.333cm" svg:x2="3.922cm" svg:y2="0.933cm">
          <text:p/>
        </draw:line>
        <draw:line draw:style-name="gr1" draw:text-style-name="P1" draw:layer="layout" svg:x1="3.922cm" svg:y1="0.933cm" svg:x2="4.035cm" svg:y2="1.333cm">
          <text:p/>
        </draw:line>
        <draw:line draw:style-name="gr1" draw:text-style-name="P1" draw:layer="layout" svg:x1="4.184cm" svg:y1="0.933cm" svg:x2="4.297cm" svg:y2="1.333cm">
          <text:p/>
        </draw:line>
        <draw:line draw:style-name="gr1" draw:text-style-name="P1" draw:layer="layout" svg:x1="4.034cm" svg:y1="1.333cm" svg:x2="4.184cm" svg:y2="0.933cm">
          <text:p/>
        </draw:line>
        <draw:line draw:style-name="gr1" draw:text-style-name="P1" draw:layer="layout" svg:x1="4.297cm" svg:y1="1.333cm" svg:x2="4.447cm" svg:y2="0.933cm">
          <text:p/>
        </draw:line>
        <draw:line draw:style-name="gr1" draw:text-style-name="P1" draw:layer="layout" svg:x1="4.447cm" svg:y1="0.933cm" svg:x2="4.56cm" svg:y2="1.333cm">
          <text:p/>
        </draw:line>
        <draw:line draw:style-name="gr1" draw:text-style-name="P1" draw:layer="layout" svg:x1="4.562cm" svg:y1="1.333cm" svg:x2="4.637cm" svg:y2="1.133cm">
          <text:p/>
        </draw:line>
        <draw:line draw:style-name="gr1" draw:text-style-name="P1" draw:layer="layout" svg:x1="4.634cm" svg:y1="1.133cm" svg:x2="4.859cm" svg:y2="1.133cm">
          <text:p/>
        </draw:line>
        <draw:line draw:style-name="gr1" draw:text-style-name="P1" draw:layer="layout" svg:x1="3.059cm" svg:y1="2.833cm" svg:x2="3.059cm" svg:y2="2.608cm">
          <text:p/>
        </draw:line>
        <draw:line draw:style-name="gr1" draw:text-style-name="P1" draw:layer="layout" svg:x1="3.059cm" svg:y1="2.608cm" svg:x2="2.859cm" svg:y2="2.533cm">
          <text:p/>
        </draw:line>
        <draw:line draw:style-name="gr1" draw:text-style-name="P1" draw:layer="layout" svg:x1="2.859cm" svg:y1="2.534cm" svg:x2="3.259cm" svg:y2="2.421cm">
          <text:p/>
        </draw:line>
        <draw:line draw:style-name="gr1" draw:text-style-name="P1" draw:layer="layout" svg:x1="3.259cm" svg:y1="2.42cm" svg:x2="2.859cm" svg:y2="2.27cm">
          <text:p/>
        </draw:line>
        <draw:line draw:style-name="gr1" draw:text-style-name="P1" draw:layer="layout" svg:x1="2.859cm" svg:y1="2.271cm" svg:x2="3.259cm" svg:y2="2.158cm">
          <text:p/>
        </draw:line>
        <draw:line draw:style-name="gr1" draw:text-style-name="P1" draw:layer="layout" svg:x1="2.859cm" svg:y1="2.009cm" svg:x2="3.259cm" svg:y2="1.896cm">
          <text:p/>
        </draw:line>
        <draw:line draw:style-name="gr1" draw:text-style-name="P1" draw:layer="layout" svg:x1="3.259cm" svg:y1="2.158cm" svg:x2="2.859cm" svg:y2="2.008cm">
          <text:p/>
        </draw:line>
        <draw:line draw:style-name="gr1" draw:text-style-name="P1" draw:layer="layout" svg:x1="3.259cm" svg:y1="1.896cm" svg:x2="2.859cm" svg:y2="1.746cm">
          <text:p/>
        </draw:line>
        <draw:line draw:style-name="gr1" draw:text-style-name="P1" draw:layer="layout" svg:x1="2.859cm" svg:y1="1.745cm" svg:x2="3.259cm" svg:y2="1.633cm">
          <text:p/>
        </draw:line>
        <draw:line draw:style-name="gr1" draw:text-style-name="P1" draw:layer="layout" svg:x1="3.259cm" svg:y1="1.63cm" svg:x2="3.059cm" svg:y2="1.555cm">
          <text:p/>
        </draw:line>
        <draw:line draw:style-name="gr1" draw:text-style-name="P1" draw:layer="layout" svg:x1="3.059cm" svg:y1="1.558cm" svg:x2="3.059cm" svg:y2="1.333cm">
          <text:p/>
        </draw:line>
        <draw:line draw:style-name="gr1" draw:text-style-name="P1" draw:layer="layout" svg:x1="1.159cm" svg:y1="3.133cm" svg:x2="1.384cm" svg:y2="3.133cm">
          <text:p/>
        </draw:line>
        <draw:line draw:style-name="gr1" draw:text-style-name="P1" draw:layer="layout" svg:x1="1.384cm" svg:y1="3.133cm" svg:x2="1.459cm" svg:y2="2.933cm">
          <text:p/>
        </draw:line>
        <draw:line draw:style-name="gr1" draw:text-style-name="P1" draw:layer="layout" svg:x1="1.459cm" svg:y1="2.933cm" svg:x2="1.572cm" svg:y2="3.333cm">
          <text:p/>
        </draw:line>
        <draw:line draw:style-name="gr1" draw:text-style-name="P1" draw:layer="layout" svg:x1="1.572cm" svg:y1="3.333cm" svg:x2="1.722cm" svg:y2="2.933cm">
          <text:p/>
        </draw:line>
        <draw:line draw:style-name="gr1" draw:text-style-name="P1" draw:layer="layout" svg:x1="1.722cm" svg:y1="2.933cm" svg:x2="1.835cm" svg:y2="3.333cm">
          <text:p/>
        </draw:line>
        <draw:line draw:style-name="gr1" draw:text-style-name="P1" draw:layer="layout" svg:x1="1.984cm" svg:y1="2.933cm" svg:x2="2.097cm" svg:y2="3.333cm">
          <text:p/>
        </draw:line>
        <draw:line draw:style-name="gr1" draw:text-style-name="P1" draw:layer="layout" svg:x1="1.834cm" svg:y1="3.333cm" svg:x2="1.984cm" svg:y2="2.933cm">
          <text:p/>
        </draw:line>
        <draw:line draw:style-name="gr1" draw:text-style-name="P1" draw:layer="layout" svg:x1="2.097cm" svg:y1="3.333cm" svg:x2="2.247cm" svg:y2="2.933cm">
          <text:p/>
        </draw:line>
        <draw:line draw:style-name="gr1" draw:text-style-name="P1" draw:layer="layout" svg:x1="2.247cm" svg:y1="2.933cm" svg:x2="2.36cm" svg:y2="3.333cm">
          <text:p/>
        </draw:line>
        <draw:line draw:style-name="gr1" draw:text-style-name="P1" draw:layer="layout" svg:x1="2.362cm" svg:y1="3.333cm" svg:x2="2.437cm" svg:y2="3.133cm">
          <text:p/>
        </draw:line>
        <draw:line draw:style-name="gr1" draw:text-style-name="P1" draw:layer="layout" svg:x1="2.434cm" svg:y1="3.133cm" svg:x2="2.659cm" svg:y2="3.133cm">
          <text:p/>
        </draw:line>
        <draw:line draw:style-name="gr1" draw:text-style-name="P1" draw:layer="layout" svg:x1="3.359cm" svg:y1="3.133cm" svg:x2="3.584cm" svg:y2="3.133cm">
          <text:p/>
        </draw:line>
        <draw:line draw:style-name="gr1" draw:text-style-name="P1" draw:layer="layout" svg:x1="3.584cm" svg:y1="3.133cm" svg:x2="3.659cm" svg:y2="2.933cm">
          <text:p/>
        </draw:line>
        <draw:line draw:style-name="gr1" draw:text-style-name="P1" draw:layer="layout" svg:x1="3.659cm" svg:y1="2.933cm" svg:x2="3.772cm" svg:y2="3.333cm">
          <text:p/>
        </draw:line>
        <draw:line draw:style-name="gr1" draw:text-style-name="P1" draw:layer="layout" svg:x1="3.772cm" svg:y1="3.333cm" svg:x2="3.922cm" svg:y2="2.933cm">
          <text:p/>
        </draw:line>
        <draw:line draw:style-name="gr1" draw:text-style-name="P1" draw:layer="layout" svg:x1="3.922cm" svg:y1="2.933cm" svg:x2="4.035cm" svg:y2="3.333cm">
          <text:p/>
        </draw:line>
        <draw:line draw:style-name="gr1" draw:text-style-name="P1" draw:layer="layout" svg:x1="4.184cm" svg:y1="2.933cm" svg:x2="4.297cm" svg:y2="3.333cm">
          <text:p/>
        </draw:line>
        <draw:line draw:style-name="gr1" draw:text-style-name="P1" draw:layer="layout" svg:x1="4.034cm" svg:y1="3.333cm" svg:x2="4.184cm" svg:y2="2.933cm">
          <text:p/>
        </draw:line>
        <draw:line draw:style-name="gr1" draw:text-style-name="P1" draw:layer="layout" svg:x1="4.297cm" svg:y1="3.333cm" svg:x2="4.447cm" svg:y2="2.933cm">
          <text:p/>
        </draw:line>
        <draw:line draw:style-name="gr1" draw:text-style-name="P1" draw:layer="layout" svg:x1="4.447cm" svg:y1="2.933cm" svg:x2="4.56cm" svg:y2="3.333cm">
          <text:p/>
        </draw:line>
        <draw:line draw:style-name="gr1" draw:text-style-name="P1" draw:layer="layout" svg:x1="4.562cm" svg:y1="3.333cm" svg:x2="4.637cm" svg:y2="3.133cm">
          <text:p/>
        </draw:line>
        <draw:line draw:style-name="gr1" draw:text-style-name="P1" draw:layer="layout" svg:x1="4.634cm" svg:y1="3.133cm" svg:x2="4.859cm" svg:y2="3.133cm">
          <text:p/>
        </draw:line>
        <draw:line draw:style-name="gr1" draw:text-style-name="P1" draw:layer="layout" svg:x1="1.159cm" svg:y1="5.133cm" svg:x2="1.384cm" svg:y2="5.133cm">
          <text:p/>
        </draw:line>
        <draw:line draw:style-name="gr1" draw:text-style-name="P1" draw:layer="layout" svg:x1="1.384cm" svg:y1="5.133cm" svg:x2="1.459cm" svg:y2="4.933cm">
          <text:p/>
        </draw:line>
        <draw:line draw:style-name="gr1" draw:text-style-name="P1" draw:layer="layout" svg:x1="1.459cm" svg:y1="4.933cm" svg:x2="1.572cm" svg:y2="5.333cm">
          <text:p/>
        </draw:line>
        <draw:line draw:style-name="gr1" draw:text-style-name="P1" draw:layer="layout" svg:x1="1.572cm" svg:y1="5.333cm" svg:x2="1.722cm" svg:y2="4.933cm">
          <text:p/>
        </draw:line>
        <draw:line draw:style-name="gr1" draw:text-style-name="P1" draw:layer="layout" svg:x1="1.722cm" svg:y1="4.933cm" svg:x2="1.835cm" svg:y2="5.333cm">
          <text:p/>
        </draw:line>
        <draw:line draw:style-name="gr1" draw:text-style-name="P1" draw:layer="layout" svg:x1="1.984cm" svg:y1="4.933cm" svg:x2="2.097cm" svg:y2="5.333cm">
          <text:p/>
        </draw:line>
        <draw:line draw:style-name="gr1" draw:text-style-name="P1" draw:layer="layout" svg:x1="1.834cm" svg:y1="5.333cm" svg:x2="1.984cm" svg:y2="4.933cm">
          <text:p/>
        </draw:line>
        <draw:line draw:style-name="gr1" draw:text-style-name="P1" draw:layer="layout" svg:x1="2.097cm" svg:y1="5.333cm" svg:x2="2.247cm" svg:y2="4.933cm">
          <text:p/>
        </draw:line>
        <draw:line draw:style-name="gr1" draw:text-style-name="P1" draw:layer="layout" svg:x1="2.247cm" svg:y1="4.933cm" svg:x2="2.36cm" svg:y2="5.333cm">
          <text:p/>
        </draw:line>
        <draw:line draw:style-name="gr1" draw:text-style-name="P1" draw:layer="layout" svg:x1="2.362cm" svg:y1="5.333cm" svg:x2="2.437cm" svg:y2="5.133cm">
          <text:p/>
        </draw:line>
        <draw:line draw:style-name="gr1" draw:text-style-name="P1" draw:layer="layout" svg:x1="2.434cm" svg:y1="5.133cm" svg:x2="2.659cm" svg:y2="5.133cm">
          <text:p/>
        </draw:line>
        <draw:line draw:style-name="gr1" draw:text-style-name="P1" draw:layer="layout" svg:x1="0.759cm" svg:y1="4.833cm" svg:x2="0.759cm" svg:y2="4.608cm">
          <text:p/>
        </draw:line>
        <draw:line draw:style-name="gr1" draw:text-style-name="P1" draw:layer="layout" svg:x1="0.759cm" svg:y1="4.608cm" svg:x2="0.559cm" svg:y2="4.533cm">
          <text:p/>
        </draw:line>
        <draw:line draw:style-name="gr1" draw:text-style-name="P1" draw:layer="layout" svg:x1="0.559cm" svg:y1="4.534cm" svg:x2="0.959cm" svg:y2="4.421cm">
          <text:p/>
        </draw:line>
        <draw:line draw:style-name="gr1" draw:text-style-name="P1" draw:layer="layout" svg:x1="0.959cm" svg:y1="4.42cm" svg:x2="0.559cm" svg:y2="4.27cm">
          <text:p/>
        </draw:line>
        <draw:line draw:style-name="gr1" draw:text-style-name="P1" draw:layer="layout" svg:x1="0.559cm" svg:y1="4.271cm" svg:x2="0.959cm" svg:y2="4.158cm">
          <text:p/>
        </draw:line>
        <draw:line draw:style-name="gr1" draw:text-style-name="P1" draw:layer="layout" svg:x1="0.559cm" svg:y1="4.009cm" svg:x2="0.959cm" svg:y2="3.896cm">
          <text:p/>
        </draw:line>
        <draw:line draw:style-name="gr1" draw:text-style-name="P1" draw:layer="layout" svg:x1="0.959cm" svg:y1="4.158cm" svg:x2="0.559cm" svg:y2="4.008cm">
          <text:p/>
        </draw:line>
        <draw:line draw:style-name="gr1" draw:text-style-name="P1" draw:layer="layout" svg:x1="0.959cm" svg:y1="3.896cm" svg:x2="0.559cm" svg:y2="3.746cm">
          <text:p/>
        </draw:line>
        <draw:line draw:style-name="gr1" draw:text-style-name="P1" draw:layer="layout" svg:x1="0.559cm" svg:y1="3.745cm" svg:x2="0.959cm" svg:y2="3.633cm">
          <text:p/>
        </draw:line>
        <draw:line draw:style-name="gr1" draw:text-style-name="P1" draw:layer="layout" svg:x1="0.959cm" svg:y1="3.63cm" svg:x2="0.759cm" svg:y2="3.555cm">
          <text:p/>
        </draw:line>
        <draw:line draw:style-name="gr1" draw:text-style-name="P1" draw:layer="layout" svg:x1="0.759cm" svg:y1="3.558cm" svg:x2="0.759cm" svg:y2="3.333cm">
          <text:p/>
        </draw:line>
        <draw:custom-shape draw:style-name="gr3" draw:text-style-name="P2" draw:layer="layout" svg:width="0.4cm" svg:height="0.4cm" svg:x="0.559cm" svg:y="1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cm" svg:height="0.7cm" svg:x="2.859cm" svg:y="3.7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0.4cm" svg:height="0.4cm" svg:x="5.053cm" svg:y="3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cm" svg:height="0.7cm" svg:x="5.059cm" svg:y="1.7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3" draw:layer="layout" svg:x1="2.659cm" svg:y1="3.133cm" svg:x2="3.359cm" svg:y2="3.133cm">
          <text:p/>
        </draw:line>
        <draw:line draw:style-name="gr5" draw:text-style-name="P3" draw:layer="layout" svg:x1="2.459cm" svg:y1="1.133cm" svg:x2="3.359cm" svg:y2="1.133cm">
          <text:p/>
        </draw:line>
        <draw:line draw:style-name="gr5" draw:text-style-name="P3" draw:layer="layout" svg:x1="2.659cm" svg:y1="5.133cm" svg:x2="5.259cm" svg:y2="5.133cm">
          <text:p/>
        </draw:line>
        <draw:line draw:style-name="gr5" draw:text-style-name="P3" draw:layer="layout" svg:x1="0.759cm" svg:y1="3.333cm" svg:x2="0.759cm" svg:y2="2.233cm">
          <text:p/>
        </draw:line>
        <draw:line draw:style-name="gr5" draw:text-style-name="P3" draw:layer="layout" svg:x1="5.259cm" svg:y1="3.933cm" svg:x2="5.259cm" svg:y2="2.433cm">
          <text:p/>
        </draw:line>
        <draw:line draw:style-name="gr5" draw:text-style-name="P3" draw:layer="layout" svg:x1="0.759cm" svg:y1="1.833cm" svg:x2="0.759cm" svg:y2="1.133cm">
          <text:p/>
        </draw:line>
        <draw:line draw:style-name="gr5" draw:text-style-name="P3" draw:layer="layout" svg:x1="3.059cm" svg:y1="3.733cm" svg:x2="3.059cm" svg:y2="2.833cm">
          <text:p/>
        </draw:line>
        <draw:line draw:style-name="gr5" draw:text-style-name="P3" draw:layer="layout" svg:x1="3.059cm" svg:y1="1.333cm" svg:x2="3.059cm" svg:y2="1.133cm">
          <text:p/>
        </draw:line>
        <draw:line draw:style-name="gr5" draw:text-style-name="P3" draw:layer="layout" svg:x1="3.059cm" svg:y1="5.133cm" svg:x2="3.059cm" svg:y2="4.433cm">
          <text:p/>
        </draw:line>
        <draw:line draw:style-name="gr5" draw:text-style-name="P3" draw:layer="layout" svg:x1="5.259cm" svg:y1="5.133cm" svg:x2="5.259cm" svg:y2="4.333cm">
          <text:p/>
        </draw:line>
        <draw:line draw:style-name="gr5" draw:text-style-name="P3" draw:layer="layout" svg:x1="5.259cm" svg:y1="1.733cm" svg:x2="5.259cm" svg:y2="1.133cm">
          <text:p/>
        </draw:line>
        <draw:line draw:style-name="gr5" draw:text-style-name="P3" draw:layer="layout" svg:x1="0.759cm" svg:y1="5.133cm" svg:x2="0.759cm" svg:y2="4.833cm">
          <text:p/>
        </draw:line>
        <draw:line draw:style-name="gr5" draw:text-style-name="P3" draw:layer="layout" svg:x1="0.759cm" svg:y1="3.133cm" svg:x2="1.159cm" svg:y2="3.133cm">
          <text:p/>
        </draw:line>
        <draw:line draw:style-name="gr5" draw:text-style-name="P3" draw:layer="layout" svg:x1="0.759cm" svg:y1="1.133cm" svg:x2="1.159cm" svg:y2="1.133cm">
          <text:p/>
        </draw:line>
        <draw:line draw:style-name="gr5" draw:text-style-name="P3" draw:layer="layout" svg:x1="4.859cm" svg:y1="1.133cm" svg:x2="5.259cm" svg:y2="1.133cm">
          <text:p/>
        </draw:line>
        <draw:line draw:style-name="gr5" draw:text-style-name="P3" draw:layer="layout" svg:x1="4.859cm" svg:y1="3.133cm" svg:x2="5.259cm" svg:y2="3.133cm">
          <text:p/>
        </draw:line>
        <draw:line draw:style-name="gr5" draw:text-style-name="P3" draw:layer="layout" svg:x1="0.759cm" svg:y1="5.133cm" svg:x2="1.159cm" svg:y2="5.133cm">
          <text:p/>
        </draw:line>
        <draw:frame draw:style-name="gr6" draw:text-style-name="P4" draw:layer="layout" svg:width="0.363cm" svg:height="0.607cm" svg:x="0.559cm" svg:y="1.717cm">
          <draw:text-box>
            <text:p><text:span text:style-name="T1">±</text:span></text:p>
          </draw:text-box>
        </draw:frame>
        <draw:frame draw:style-name="gr6" draw:text-style-name="P4" draw:layer="layout" svg:width="0.333cm" svg:height="0.607cm" svg:x="2.887cm" svg:y="3.761cm">
          <draw:text-box>
            <text:p><text:span text:style-name="T1">±</text:span></text:p>
          </draw:text-box>
        </draw:frame>
        <draw:custom-shape draw:style-name="gr7" draw:text-style-name="P1" draw:layer="layout" svg:width="0.1cm" svg:height="0.2cm" svg:x="5.205cm" svg:y="4.03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0.099cm" svg:height="0.2cm" svg:x="5.211cm" svg:y="1.9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6" draw:layer="layout" svg:width="0.852cm" svg:height="0.538cm" svg:x="1.454cm" svg:y="0.569cm">
          <draw:text-box>
            <text:p><text:span text:style-name="T2">R</text:span><text:span text:style-name="T3">1</text:span></text:p>
          </draw:text-box>
        </draw:frame>
        <draw:frame draw:style-name="gr9" draw:text-style-name="P6" draw:layer="layout" svg:width="0.852cm" svg:height="0.538cm" svg:x="3.66cm" svg:y="0.551cm">
          <draw:text-box>
            <text:p><text:span text:style-name="T2">R</text:span><text:span text:style-name="T3">2</text:span></text:p>
          </draw:text-box>
        </draw:frame>
        <draw:frame draw:style-name="gr9" draw:text-style-name="P6" draw:layer="layout" svg:width="0.852cm" svg:height="0.538cm" svg:x="1.465cm" svg:y="2.572cm">
          <draw:text-box>
            <text:p><text:span text:style-name="T2">R</text:span><text:span text:style-name="T3">4</text:span></text:p>
          </draw:text-box>
        </draw:frame>
        <draw:frame draw:style-name="gr9" draw:text-style-name="P6" draw:layer="layout" svg:width="0.852cm" svg:height="0.538cm" svg:x="3.672cm" svg:y="2.59cm">
          <draw:text-box>
            <text:p><text:span text:style-name="T2">R</text:span><text:span text:style-name="T3">5</text:span></text:p>
          </draw:text-box>
        </draw:frame>
        <draw:frame draw:style-name="gr9" draw:text-style-name="P6" draw:layer="layout" svg:width="0.852cm" svg:height="0.538cm" svg:x="2.971cm" svg:y="1.792cm">
          <draw:text-box>
            <text:p><text:span text:style-name="T2">R</text:span><text:span text:style-name="T3">3</text:span></text:p>
          </draw:text-box>
        </draw:frame>
        <draw:frame draw:style-name="gr9" draw:text-style-name="P6" draw:layer="layout" svg:width="0.852cm" svg:height="0.538cm" svg:x="0.068cm" svg:y="3.879cm">
          <draw:text-box>
            <text:p><text:span text:style-name="T2">R</text:span><text:span text:style-name="T3">6</text:span></text:p>
          </draw:text-box>
        </draw:frame>
        <draw:frame draw:style-name="gr9" draw:text-style-name="P6" draw:layer="layout" svg:width="0.852cm" svg:height="0.538cm" svg:x="1.562cm" svg:y="5.186cm">
          <draw:text-box>
            <text:p><text:span text:style-name="T2">R</text:span><text:span text:style-name="T3">7</text:span></text:p>
          </draw:text-box>
        </draw:frame>
        <draw:frame draw:style-name="gr9" draw:text-style-name="P7" draw:layer="layout" svg:width="1.337cm" svg:height="0.538cm" svg:x="2.843cm" svg:y="3.363cm">
          <draw:text-box>
            <text:p><text:span text:style-name="T4">V</text:span><text:span text:style-name="T5">c</text:span><text:span text:style-name="T4">=K</text:span><text:span text:style-name="T5">c</text:span><text:span text:style-name="T4">I</text:span><text:span text:style-name="T5">c</text:span></text:p>
          </draw:text-box>
        </draw:frame>
        <draw:frame draw:style-name="gr10" draw:text-style-name="P7" draw:layer="layout" svg:width="1.362cm" svg:height="0.965cm" svg:x="5.242cm" svg:y="3.918cm">
          <draw:text-box>
            <text:p><text:span text:style-name="T4">I</text:span><text:span text:style-name="T5">d</text:span></text:p>
          </draw:text-box>
        </draw:frame>
        <draw:frame draw:style-name="gr11" draw:text-style-name="P7" draw:layer="layout" svg:width="1.362cm" svg:height="0.965cm" svg:x="5.249cm" svg:y="1.845cm">
          <draw:text-box>
            <text:p><text:span text:style-name="T6">I</text:span><text:span text:style-name="T5">b</text:span><text:span text:style-name="T4">=K</text:span><text:span text:style-name="T5">b</text:span><text:span text:style-name="T4">V</text:span><text:span text:style-name="T5">b</text:span></text:p>
          </draw:text-box>
        </draw:frame>
        <draw:frame draw:style-name="gr12" draw:text-style-name="P8" draw:layer="layout" svg:width="0.778cm" svg:height="0.736cm" svg:x="2.403cm" svg:y="1.772cm">
          <draw:text-box>
            <text:p><text:span text:style-name="T7">V</text:span><text:span text:style-name="T8">b</text:span></text:p>
          </draw:text-box>
        </draw:frame>
        <draw:frame draw:style-name="gr13" draw:text-style-name="P8" draw:layer="layout" svg:width="0.494cm" svg:height="0.489cm" svg:x="2.623cm" svg:y="1.206cm">
          <draw:text-box>
            <text:p><text:span text:style-name="T7">+</text:span></text:p>
          </draw:text-box>
        </draw:frame>
        <draw:frame draw:style-name="gr14" draw:text-style-name="P8" draw:layer="layout" svg:width="0.546cm" svg:height="0.494cm" svg:x="2.663cm" svg:y="2.519cm">
          <draw:text-box>
            <text:p><text:span text:style-name="T7">-</text:span></text:p>
          </draw:text-box>
        </draw:frame>
        <draw:custom-shape draw:style-name="gr15" draw:text-style-name="P9" draw:layer="layout" svg:width="0.121cm" svg:height="0.43cm" svg:x="1.018cm" svg:y="3.882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6" draw:layer="layout" svg:width="0.852cm" svg:height="0.538cm" svg:x="0.915cm" svg:y="3.836cm">
          <draw:text-box>
            <text:p><text:span text:style-name="T2">I</text:span><text:span text:style-name="T3">c</text:span></text:p>
          </draw:text-box>
        </draw:frame>
        <draw:frame draw:style-name="gr16" draw:text-style-name="P7" draw:layer="layout" svg:width="0.94cm" svg:height="0.574cm" svg:x="0.06cm" svg:y="1.754cm">
          <draw:text-box>
            <text:p><text:span text:style-name="T4">V</text:span><text:span text:style-name="T5">a</text:span></text:p>
          </draw:text-box>
        </draw:frame>
        <draw:frame draw:style-name="gr9" draw:text-style-name="P10" draw:layer="layout" svg:width="0.852cm" svg:height="0.538cm" svg:x="1.513cm" svg:y="1.747cm">
          <draw:text-box>
            <text:p><text:span text:style-name="T9">I</text:span><text:span text:style-name="T10">1</text:span></text:p>
          </draw:text-box>
        </draw:frame>
        <draw:frame draw:style-name="gr9" draw:text-style-name="P10" draw:layer="layout" svg:width="0.852cm" svg:height="0.538cm" svg:x="3.804cm" svg:y="1.71cm">
          <draw:text-box>
            <text:p><text:span text:style-name="T9">I</text:span><text:span text:style-name="T10">2</text:span></text:p>
          </draw:text-box>
        </draw:frame>
        <draw:frame draw:style-name="gr9" draw:text-style-name="P10" draw:layer="layout" svg:width="0.852cm" svg:height="0.538cm" svg:x="1.529cm" svg:y="3.827cm">
          <draw:text-box>
            <text:p><text:span text:style-name="T9">I</text:span><text:span text:style-name="T10">3</text:span></text:p>
          </draw:text-box>
        </draw:frame>
        <draw:frame draw:style-name="gr9" draw:text-style-name="P10" draw:layer="layout" svg:width="0.852cm" svg:height="0.538cm" svg:x="3.743cm" svg:y="3.834cm">
          <draw:text-box>
            <text:p><text:span text:style-name="T9">I</text:span><text:span text:style-name="T10">4</text:span></text:p>
          </draw:text-box>
        </draw:frame>
        <draw:ellipse draw:style-name="gr17" draw:text-style-name="P11" draw:layer="layout" svg:width="0.866cm" svg:height="0.874cm" svg:x="1.424cm" svg:y="1.589cm" draw:kind="arc" draw:start-angle="264.29" draw:end-angle="197.14">
          <text:p/>
        </draw:ellipse>
        <draw:custom-shape draw:style-name="gr18" draw:text-style-name="P12" draw:layer="layout" svg:width="0.121cm" svg:height="0.151cm" draw:transform="rotate (-2.47540047810356) translate (1.577cm 2.236cm)">
          <text:p/>
          <draw:enhanced-geometry svg:viewBox="0 0 21600 21600" draw:glue-points="?f0 0 ?f1 10800 0 21600 10800 21600 21600 21600 ?f7 10800" draw:text-areas="?f1 10800 ?f2 18000 ?f3 7200 ?f4 21600" draw:type="isosceles-triangle" draw:modifiers="10977.049180327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17" draw:text-style-name="P11" draw:layer="layout" svg:width="0.866cm" svg:height="0.874cm" svg:x="1.44cm" svg:y="3.668cm" draw:kind="arc" draw:start-angle="264.29" draw:end-angle="197.14">
          <text:p/>
        </draw:ellipse>
        <draw:custom-shape draw:style-name="gr18" draw:text-style-name="P12" draw:layer="layout" svg:width="0.121cm" svg:height="0.151cm" draw:transform="rotate (-2.47540047810356) translate (1.593cm 4.315cm)">
          <text:p/>
          <draw:enhanced-geometry svg:viewBox="0 0 21600 21600" draw:glue-points="?f0 0 ?f1 10800 0 21600 10800 21600 21600 21600 ?f7 10800" draw:text-areas="?f1 10800 ?f2 18000 ?f3 7200 ?f4 21600" draw:type="isosceles-triangle" draw:modifiers="10977.049180327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17" draw:text-style-name="P11" draw:layer="layout" svg:width="0.866cm" svg:height="0.874cm" svg:x="3.683cm" svg:y="1.581cm" draw:kind="arc" draw:start-angle="264.29" draw:end-angle="197.14">
          <text:p/>
        </draw:ellipse>
        <draw:custom-shape draw:style-name="gr18" draw:text-style-name="P12" draw:layer="layout" svg:width="0.121cm" svg:height="0.151cm" draw:transform="rotate (-2.47540047810356) translate (3.836cm 2.228cm)">
          <text:p/>
          <draw:enhanced-geometry svg:viewBox="0 0 21600 21600" draw:glue-points="?f0 0 ?f1 10800 0 21600 10800 21600 21600 21600 ?f7 10800" draw:text-areas="?f1 10800 ?f2 18000 ?f3 7200 ?f4 21600" draw:type="isosceles-triangle" draw:modifiers="10977.049180327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17" draw:text-style-name="P11" draw:layer="layout" svg:width="0.866cm" svg:height="0.874cm" svg:x="3.638cm" svg:y="3.676cm" draw:kind="arc" draw:start-angle="264.29" draw:end-angle="197.14">
          <text:p/>
        </draw:ellipse>
        <draw:custom-shape draw:style-name="gr18" draw:text-style-name="P12" draw:layer="layout" svg:width="0.121cm" svg:height="0.151cm" draw:transform="rotate (-2.47540047810356) translate (3.791cm 4.323cm)">
          <text:p/>
          <draw:enhanced-geometry svg:viewBox="0 0 21600 21600" draw:glue-points="?f0 0 ?f1 10800 0 21600 10800 21600 21600 21600 ?f7 10800" draw:text-areas="?f1 10800 ?f2 18000 ?f3 7200 ?f4 21600" draw:type="isosceles-triangle" draw:modifiers="10977.049180327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.4cm" fo:page-height="6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18:31:30.296748700</meta:creation-date>
    <dc:date>2021-03-22T17:34:38.066640983</dc:date>
    <meta:editing-duration>PT45M29S</meta:editing-duration>
    <meta:editing-cycles>8</meta:editing-cycles>
    <meta:generator>LibreOffice/6.4.6.2$Linux_X86_64 LibreOffice_project/40$Build-2</meta:generator>
    <meta:document-statistic meta:object-count="130"/>
  </office:meta>
</office:document-meta>
</file>